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CE000002BA6BA9B7E7.png"/>
  <manifest:file-entry manifest:media-type="image/png" manifest:full-path="Pictures/10000000000004D500000188FA689BA9.png"/>
  <manifest:file-entry manifest:media-type="image/png" manifest:full-path="Pictures/10000000000004AA0000027C84A1F291.png"/>
  <manifest:file-entry manifest:media-type="image/png" manifest:full-path="Pictures/10000000000001EE000000FF197474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2" text:anchor-type="paragraph" svg:x="0.536cm" svg:y="6.006cm" svg:width="13.07cm" svg:height="6.747cm" draw:z-index="1"><draw:image xlink:href="Pictures/10000000000001EE000000FF19747417.png" xlink:type="simple" xlink:show="embed" xlink:actuate="onLoad"/></draw:frame><draw:frame draw:style-name="fr1" draw:name="graphics1" text:anchor-type="paragraph" svg:width="17cm" svg:height="5.387cm" draw:z-index="0"><draw:image xlink:href="Pictures/10000000000004D500000188FA689BA9.png" xlink:type="simple" xlink:show="embed" xlink:actuate="onLoad"/></draw:frame></text:p>
      <text:p text:style-name="P1"><draw:frame draw:style-name="fr1" draw:name="graphics3" text:anchor-type="paragraph" svg:width="17cm" svg:height="9.647cm" draw:z-index="2"><draw:image xlink:href="Pictures/10000000000004CE000002BA6BA9B7E7.png" xlink:type="simple" xlink:show="embed" xlink:actuate="onLoad"/></draw:frame></text:p>
      <text:p text:style-name="P1"><draw:frame draw:style-name="fr1" draw:name="graphics4" text:anchor-type="paragraph" svg:width="17cm" svg:height="9.054cm" draw:z-index="3"><draw:image xlink:href="Pictures/10000000000004AA0000027C84A1F2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7-11T13:52:38.82</meta:creation-date>
    <meta:document-statistic meta:table-count="0" meta:image-count="4" meta:object-count="0" meta:page-count="3" meta:paragraph-count="0" meta:word-count="0" meta:character-count="0"/>
    <dc:date>2014-07-11T13:59:19.28</dc:date>
    <meta:editing-duration>PT6M40S</meta:editing-duration>
    <meta:editing-cycles>1</meta:editing-cycles>
    <meta:generator>OpenOffice/4.1.0$Win32 OpenOffice.org_project/410m18$Build-9764</meta:generator>
  </office:meta>
</office:document-meta>
</file>